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 style:list-style-name="L4"/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5">
      <style:text-properties fo:font-style="normal" style:font-style-asian="normal" style:font-style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4">
      <style:text-properties fo:font-weight="normal" style:font-weight-asian="normal" style:font-weight-complex="normal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</text:h>
      <text:p text:style-name="P2">This section begins with a list of ideas or recommendations about how testing should be carried out in the SoSE. <text:s/>This section also assumes that we will not reach a point where testing takes a large amount of time. <text:s/>If it becomes necessary tests will be broken into groups so that many can be run quickly locally with the full suite being run at intervals on the build server.</text:p>
      <text:h text:style-name="Heading_20_2" text:outline-level="2">General Practices</text:h>
      <text:list text:style-name="L2">
        <text:list-item>
          <text:p text:style-name="P4">All classes and methods must have tests before committing. <text:s/>Simple Gets that only return a value don't need testing, Sets should be tested if they have any logic in them or may have some added at a later date.</text:p>
        </text:list-item>
        <text:list-item>
          <text:p text:style-name="P4">Tests can be written before, after, or during the writing of the code as long as they are written and run before a commit.</text:p>
        </text:list-item>
        <text:list-item>
          <text:p text:style-name="P4">Test classes and methods should have a common naming convention. <text:s/>This should be discussed before coding begins. [In Java, attributes can be used to mark test cases.]</text:p>
        </text:list-item>
        <text:list-item>
          <text:p text:style-name="P4">All tests must successfully run before a commit. <text:s/>If you need to update, tests should be run again after rebuilding.</text:p>
        </text:list-item>
        <text:list-item>
          <text:p text:style-name="P4">Do not save up code to avoid writing tests for it. <text:s/>Large commits are not a good thing.</text:p>
        </text:list-item>
        <text:list-item>
          <text:p text:style-name="P4">Do not ignore failing tests, fix the problem instead.</text:p>
        </text:list-item>
        <text:list-item>
          <text:p text:style-name="P4">Use tests to fix bugs. <text:s/>Write a failing test to prove the bug exists, then fix the code causing the failure.</text:p>
        </text:list-item>
        <text:list-item>
          <text:p text:style-name="P4">Place tests in a tree parallel to the source. <text:s/>This keeps them separate but in the same package.</text:p>
        </text:list-item>
        <text:list-item>
          <text:p text:style-name="P4">Run tests often: <text:s/>every local compile, before every commit, build server every commit.</text:p>
        </text:list-item>
      </text:list>
      <text:h text:style-name="Heading_20_2" text:outline-level="2" text:is-list-header="true">Testing</text:h>
      <text:list text:style-name="L4">
        <text:list-item>
          <text:p text:style-name="P6">Tests must reflect the requirements. <text:s/>Make sure that your test is correct based on requirements and not incorrectly passing.</text:p>
        </text:list-item>
        <text:list-item>
          <text:p text:style-name="P6">If there aren't specific requirements, use your tests to specify how you believe the method should act. <text:s/>It's possible to change the specifics later.</text:p>
        </text:list-item>
        <text:list-item>
          <text:p text:style-name="P6">Write tests as if you don't know what the code you're testing looks like. <text:s/>Test methods based on what the output should be given a certain input.</text:p>
        </text:list-item>
        <text:list-item>
          <text:p text:style-name="P6">In testing the functionality, tests should also be written to test complex things in your code where there it can potentially break.</text:p>
        </text:list-item>
        <text:list-item>
          <text:p text:style-name="P6">All tests are run from a test suite. <text:s/>If you create a new test class you must add it to the suite so it can be run.</text:p>
        </text:list-item>
        <text:list-item>
          <text:p text:style-name="P6">Use Right-BICEP to create tests:</text:p>
          <text:p text:style-name="P1">Right – Are the results <text:span text:style-name="T1">right</text:span><text:span text:style-name="T2">?</text:span></text:p>
          <text:p text:style-name="P1"><text:span text:style-name="T2">B – Are all the </text:span><text:span text:style-name="T1">boundary</text:span><text:span text:style-name="T2"> conditions CORRECT?</text:span></text:p>
          <text:p text:style-name="P1"><text:soft-page-break/><text:span text:style-name="T2">I – Can you check </text:span><text:span text:style-name="T1">inverse</text:span><text:span text:style-name="T2"> relationships?</text:span></text:p>
          <text:p text:style-name="P1"><text:span text:style-name="T2">C – Can you </text:span><text:span text:style-name="T1">cross-check</text:span><text:span text:style-name="T2"> results using other means?</text:span></text:p>
          <text:p text:style-name="P1"><text:span text:style-name="T2">E – Can you force </text:span><text:span text:style-name="T1">error conditions</text:span><text:span text:style-name="T2"> to happen?</text:span></text:p>
          <text:p text:style-name="P1"><text:span text:style-name="T2">P – Are </text:span><text:span text:style-name="T1">performance</text:span><text:span text:style-name="T2"> characteristics within bounds? (Hunt, 37)</text:span></text:p>
        </text:list-item>
        <text:list-item>
          <text:p text:style-name="P5">For testing boundaries break CORRECT:</text:p>
          <text:p text:style-name="P1"><text:span text:style-name="T2">C – Does the value </text:span><text:span text:style-name="T1">conform</text:span><text:span text:style-name="T2"> to an expected format?</text:span></text:p>
          <text:p text:style-name="P1"><text:span text:style-name="T2">O – Is the set of values </text:span><text:span text:style-name="T1">ordered</text:span><text:span text:style-name="T2"> or unordered as appropriate?</text:span></text:p>
          <text:p text:style-name="P1"><text:span text:style-name="T2">R – Is the value in the right </text:span><text:span text:style-name="T1">range</text:span><text:span text:style-name="T2">?</text:span></text:p>
          <text:p text:style-name="P1"><text:span text:style-name="T2">R – Does the code </text:span><text:span text:style-name="T1">reference </text:span><text:span text:style-name="T2">external that isn't under direct control of the code <text:tab/>itself?</text:span></text:p>
          <text:p text:style-name="P1"><text:span text:style-name="T2">E – Does the value </text:span><text:span text:style-name="T1">exist</text:span><text:span text:style-name="T2"> (non-null, non-zero, present in a set)?</text:span></text:p>
          <text:p text:style-name="P1"><text:span text:style-name="T2">C – Are there exactly enough values (</text:span><text:span text:style-name="T1">cardinality</text:span><text:span text:style-name="T2">)?</text:span></text:p>
          <text:p text:style-name="P1"><text:span text:style-name="T2">T – Is everything happening in the right order? <text:s/>At the right </text:span><text:span text:style-name="T1">time</text:span><text:span text:style-name="T2">? <text:s/>In </text:span><text:span text:style-name="T1">time</text:span><text:span text:style-name="T2">?</text:span></text:p>
        </text:list-item>
        <text:list-item>
          <text:p text:style-name="P5">Use mock objects to mimic database or other large systems to prevent coupling.</text:p>
        </text:list-item>
        <text:list-item>
          <text:p text:style-name="P5">Test one method or idea at a time. <text:s/>Do not test many methods in one test. <text:s/>A method may have multiple tests.</text:p>
        </text:list-item>
        <text:list-item>
          <text:p text:style-name="P5">Use @Before test setup methods to reduce redundant setup code in each test. <text:s/>Use @After to create tear down methods setting references to null.</text:p>
        </text:list-item>
        <text:list-item>
          <text:p text:style-name="P5">If a method looks like it will be hard to test, refactor to make it easier to test as it will also make your code better.</text:p>
        </text:list-item>
        <text:list-item>
          <text:p text:style-name="P5">Test class invariants. <text:s/>These are assertions about the class or members such as circles only having 360 degrees, so methods can never return a number higher than 360 or lower than 0.</text:p>
        </text:list-item>
      </text:list>
      <text:h text:style-name="Heading_20_2" text:outline-level="2" text:is-list-header="true">Code Reviews</text:h>
      <text:list text:style-name="L5">
        <text:list-item>
          <text:p text:style-name="P7">Reviews should be done on a per class basis.</text:p>
        </text:list-item>
        <text:list-item>
          <text:p text:style-name="P7">Large classes should be reviewed in parts.</text:p>
        </text:list-item>
        <text:list-item>
          <text:p text:style-name="P7">Large or complicated methods should be reviewed by itself.</text:p>
        </text:list-item>
        <text:list-item>
          <text:p text:style-name="P3">Tests should also be reviewed to check for adherence to requir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Testing</dc:title>
    <dc:creator>Peter Chapin</dc:creator>
    <dc:date>2008-10-17T21:55:39</dc:date>
    <meta:editing-cycles>2</meta:editing-cycles>
    <meta:editing-duration>PT3M42S</meta:editing-duration>
    <meta:template xlink:type="simple" xlink:actuate="onRequest" xlink:href="../WOW.odm" meta:date="2008-10-17T07:05:38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667" meta:character-count="3737"/>
  </office:meta>
</office:document-meta>
</file>